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rsid="0011e250" officeooo:paragraph-rsid="0011e250"/>
    </style:style>
    <style:style style:name="P5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6" style:family="paragraph" style:parent-style-name="Standard">
      <style:text-properties officeooo:paragraph-rsid="0013a2af"/>
    </style:style>
    <style:style style:name="P7" style:family="paragraph" style:parent-style-name="Standard">
      <style:text-properties officeooo:paragraph-rsid="0014b053"/>
    </style:style>
    <style:style style:name="P8" style:family="paragraph" style:parent-style-name="Standard">
      <style:text-properties officeooo:paragraph-rsid="00163d20"/>
    </style:style>
    <style:style style:name="P9" style:family="paragraph" style:parent-style-name="Standard">
      <style:text-properties officeooo:rsid="001c54ee" officeooo:paragraph-rsid="001c54ee"/>
    </style:style>
    <style:style style:name="P10" style:family="paragraph" style:parent-style-name="Standard">
      <style:text-properties officeooo:rsid="001c8108" officeooo:paragraph-rsid="001c8108"/>
    </style:style>
    <style:style style:name="P11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f238" style:font-weight-asian="normal" style:font-weight-complex="normal"/>
    </style:style>
    <style:style style:name="T8" style:family="text">
      <style:text-properties fo:font-weight="normal" officeooo:rsid="00163d20" style:font-weight-asian="normal" style:font-weight-complex="normal"/>
    </style:style>
    <style:style style:name="T9" style:family="text">
      <style:text-properties fo:font-weight="normal" officeooo:rsid="001a9829" style:font-weight-asian="normal" style:font-weight-complex="normal"/>
    </style:style>
    <style:style style:name="T10" style:family="text">
      <style:text-properties fo:font-weight="normal" officeooo:rsid="001c54ee" style:font-weight-asian="normal" style:font-weight-complex="normal"/>
    </style:style>
    <style:style style:name="T11" style:family="text">
      <style:text-properties style:text-underline-style="none" officeooo:rsid="0013a2af"/>
    </style:style>
    <style:style style:name="T12" style:family="text">
      <style:text-properties style:text-underline-style="none" fo:font-weight="bold" officeooo:rsid="0013a2af" style:font-weight-asian="bold" style:font-weight-complex="bold"/>
    </style:style>
    <style:style style:name="T13" style:family="text">
      <style:text-properties style:text-underline-style="none" fo:font-weight="bold" officeooo:rsid="0014b053" style:font-weight-asian="bold" style:font-weight-complex="bold"/>
    </style:style>
    <style:style style:name="T14" style:family="text">
      <style:text-properties style:text-underline-style="none" fo:font-weight="bold" officeooo:rsid="00163d20" style:font-weight-asian="bold" style:font-weight-complex="bold"/>
    </style:style>
    <style:style style:name="T15" style:family="text">
      <style:text-properties style:text-underline-style="none" fo:font-weight="bold" officeooo:rsid="0019f238" style:font-weight-asian="bold" style:font-weight-complex="bold"/>
    </style:style>
    <style:style style:name="T16" style:family="text">
      <style:text-properties style:text-underline-style="none" officeooo:rsid="0014b053"/>
    </style:style>
    <style:style style:name="T17" style:family="text">
      <style:text-properties style:text-underline-style="none" officeooo:rsid="00163d20"/>
    </style:style>
    <style:style style:name="T18" style:family="text">
      <style:text-properties style:text-underline-style="none" fo:font-weight="normal" officeooo:rsid="00163d20" style:font-weight-asian="normal" style:font-weight-complex="normal"/>
    </style:style>
    <style:style style:name="T1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2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2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2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23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2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weight-asian="normal" style:font-weight-complex="normal"/>
    </style:style>
    <style:style style:name="T27" style:family="text">
      <style:text-properties fo:color="#9cdcfe" loext:opacity="100%" fo:background-color="#000000" loext:char-shading-value="0" style:font-weight-asian="normal" style:font-weight-complex="normal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fo:color="#ce9178" loext:opacity="100%"/>
    </style:style>
    <style:style style:name="T30" style:family="text">
      <style:text-properties fo:color="#d7ba7d" loext:opacity="100%"/>
    </style:style>
    <style:style style:name="T31" style:family="text">
      <style:text-properties fo:background-color="#000000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5">Списък с използвани библиотеки</text:p>
      <text:p text:style-name="P6"><text:span text:style-name="T12">bcrypt</text:span><text:span text:style-name="T11"> - </text:span><text:a xlink:type="simple" xlink:href="https://www.npmjs.com/package/bcrypt" text:style-name="Internet_20_link" text:visited-style-name="Visited_20_Internet_20_Link">https://www.npmjs.com/package/bcrypt</text:a><text:span text:style-name="T11"> - </text:span><text:span text:style-name="T19">npm </text:span><text:span text:style-name="T20">i</text:span><text:span text:style-name="T19"> bcrypt</text:span></text:p>
      <text:p text:style-name="P6"><text:span text:style-name="T12">body-parser </text:span><text:span text:style-name="T11">- </text:span><text:a xlink:type="simple" xlink:href="https://www.npmjs.com/package/body-parser" text:style-name="Internet_20_link" text:visited-style-name="Visited_20_Internet_20_Link">https://www.npmjs.com/package/body-parser</text:a><text:span text:style-name="T11"> - </text:span><text:span text:style-name="T19">npm </text:span><text:span text:style-name="T20">i</text:span><text:span text:style-name="T19"> body-parser</text:span></text:p>
      <text:p text:style-name="P7"><text:span text:style-name="T13">express</text:span><text:span text:style-name="T16"> - </text:span><text:a xlink:type="simple" xlink:href="https://www.npmjs.com/package/express" text:style-name="Internet_20_link" text:visited-style-name="Visited_20_Internet_20_Link">https://www.npmjs.com/package/express</text:a><text:span text:style-name="T16"> - </text:span><text:span text:style-name="T19">npm </text:span><text:span text:style-name="T21">i </text:span><text:span text:style-name="T19">express</text:span></text:p>
      <text:p text:style-name="P7"><text:span text:style-name="T13">mongoose</text:span><text:span text:style-name="T16"> - </text:span><text:a xlink:type="simple" xlink:href="https://www.npmjs.com/package/mongoose" text:style-name="Internet_20_link" text:visited-style-name="Visited_20_Internet_20_Link">https://www.npmjs.com/package/mongoose</text:a><text:span text:style-name="T16"> - </text:span><text:span text:style-name="T19">npm </text:span><text:span text:style-name="T21">i</text:span><text:span text:style-name="T19"> mongoose</text:span></text:p>
      <text:p text:style-name="P7"><text:span text:style-name="T13">jsonwebtoken</text:span><text:span text:style-name="T16"> - </text:span><text:a xlink:type="simple" xlink:href="https://www.npmjs.com/package/jsonwebtoken" text:style-name="Internet_20_link" text:visited-style-name="Visited_20_Internet_20_Link">https://www.npmjs.com/package/jsonwebtoken</text:a><text:span text:style-name="T16"> - </text:span><text:span text:style-name="T19">npm </text:span><text:span text:style-name="T21">i</text:span><text:span text:style-name="T19"> jsonwebtoken</text:span></text:p>
      <text:p text:style-name="P8"><text:span text:style-name="T14">dotenv</text:span><text:span text:style-name="T17"> - </text:span><text:a xlink:type="simple" xlink:href="https://www.npmjs.com/package/dotenv" text:style-name="Internet_20_link" text:visited-style-name="Visited_20_Internet_20_Link">https://www.npmjs.com/package/dotenv</text:a><text:span text:style-name="T17"> - </text:span><text:span text:style-name="T19">npm </text:span><text:span text:style-name="T22">i</text:span><text:span text:style-name="T19"> dotenv</text:span></text:p>
      <text:p text:style-name="P8"><text:span text:style-name="T14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4"> - </text:span><text:span text:style-name="T23">npm </text:span><text:span text:style-name="T24">i</text:span><text:span text:style-name="T23"> concurrently</text:span></text:p>
      <text:p text:style-name="P11"/>
      <text:p text:style-name="P11"/>
      <text:p text:style-name="P3">Започваме с създаване на нов проект <text:span text:style-name="T1">npm init</text:span>. Той създава файл <text:span text:style-name="T1">package.json</text:span><text:span text:style-name="T6">. </text:span></text:p>
      <text:p text:style-name="P4"><text:span text:style-name="T6">Създаваме папки server и frontend. В папка server създаваме файл server.js</text:span></text:p>
      <text:p text:style-name="P8"><text:span text:style-name="T8">Инсталиране на необходимите библиотеки </text:span><text:span text:style-name="T3">npm install bcrypt body-parser express mongoose jsonwebtoken dotenv</text:span><text:span text:style-name="T8">. </text:span><text:span text:style-name="T7">С команда </text:span><text:span text:style-name="T2">cd frontend</text:span><text:span text:style-name="T7"> влизаме в папка </text:span><text:span text:style-name="T2">frontend</text:span><text:span text:style-name="T7">. В нея създаваме react апликация с команда </text:span><text:span text:style-name="T2">npm create </text:span><text:span text:style-name="T15">vite@latest .</text:span><text:span text:style-name="T7"> </text:span><text:span text:style-name="T9">=&gt; </text:span><text:span text:style-name="T4">react</text:span><text:span text:style-name="T9"> =&gt; J</text:span><text:span text:style-name="T4">avaScript</text:span><text:span text:style-name="T9">. </text:span><text:span text:style-name="T10">После инсталираме зависимостите с </text:span><text:span text:style-name="T5">npm install</text:span><text:span text:style-name="T10">.</text:span></text:p>
      <text:p text:style-name="P9"><text:span text:style-name="T6">Започваме да създаваме </text:span><text:span text:style-name="T1">server.js</text:span><text:span text:style-name="T6">.</text:span></text:p>
      <text:p text:style-name="P10"><text:span text:style-name="T6">В файл package.json променяме script така:</text:span></text:p>
      <text:p text:style-name="P10"><text:span text:style-name="T6"/></text:p>
      <text:p text:style-name="P12"><text:span text:style-name="T26">"</text:span><text:span text:style-name="T27">scripts"</text:span><text:span text:style-name="T31">: {</text:span></text:p>
      <text:p text:style-name="P13"><text:span text:style-name="T25">"start"</text:span>: <text:span text:style-name="T29">"node server/server.js"</text:span>,</text:p>
      <text:p text:style-name="P13"><text:span text:style-name="T25">"server"</text:span>: <text:span text:style-name="T29">"nodemon server/server.js"</text:span>,</text:p>
      <text:p text:style-name="P13"><text:span text:style-name="T25">"client"</text:span>: <text:span text:style-name="T29">"npm run dev --prefix frontend"</text:span>,</text:p>
      <text:p text:style-name="P13"><text:span text:style-name="T25">"dev"</text:span>: <text:span text:style-name="T29">"concurrently </text:span><text:span text:style-name="T30">\"</text:span><text:span text:style-name="T29">npm run server</text:span><text:span text:style-name="T30">\"</text:span><text:span text:style-name="T29"> </text:span><text:span text:style-name="T30">\"</text:span><text:span text:style-name="T29">npm run client</text:span><text:span text:style-name="T30">\"</text:span><text:span text:style-name="T29">"</text:span>,</text:p>
      <text:p text:style-name="P13"><text:span text:style-name="T25">"test"</text:span>: <text:span text:style-name="T29">"echo </text:span><text:span text:style-name="T30">\"</text:span><text:span text:style-name="T29">Error: no test specified</text:span><text:span text:style-name="T30">\"</text:span><text:span text:style-name="T29"> &amp;&amp; exit 1"</text:span></text:p>
      <text:p text:style-name="P13">},</text:p>
      <text:p text:style-name="P10"><text:span text:style-name="T6"/></text:p>
      <text:p text:style-name="P10"><text:span text:style-name="T6">и инсталираме </text:span><text:span text:style-name="T14">concurrently</text:span><text:span text:style-name="T18">. </text:span></text:p>
      <text:p text:style-name="P10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2T21:05:56.300126906</dc:date>
    <meta:editing-duration>PT1H21M46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75" meta:character-count="1380" meta:non-whitespace-character-count="1226"/>
  </office:meta>
</office:document-meta>
</file>